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fill-color="#ffffff" draw:textarea-horizontal-align="justify" draw:textarea-vertical-align="middle" draw:auto-grow-height="false" fo:min-height="0.536cm" fo:min-width="2.191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fo:min-height="0.549cm"/>
    </style:style>
    <style:style style:name="gr3" style:family="graphic" style:parent-style-name="objectwithoutfill">
      <style:graphic-properties svg:stroke-width="0.053cm" draw:marker-start="Arrow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3" style:family="paragraph">
      <style:text-properties fo:font-size="8pt" style:font-size-asian="8pt" style:font-size-complex="8pt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2.743cm" svg:height="0.838cm" svg:x="2.411cm" svg:y="5.733cm">
          <text:p text:style-name="P1"><text:span text:style-name="T1"/></text:p>
          <text:p text:style-name="P1"><text:span text:style-name="T1">ネットワーク</text:span></text:p>
          <text:p text:style-name="P1"><text:span text:style-name="T1">コミュニケーション層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743cm" svg:height="0.838cm" svg:x="2.411cm" svg:y="4.933cm">
          <text:p text:style-name="P1"><text:span text:style-name="T1"/></text:p>
          <text:p text:style-name="P1"><text:span text:style-name="T1">インターネット</text:span></text:p>
          <text:p text:style-name="P1"><text:span text:style-name="T1">プロトコル層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743cm" svg:height="0.838cm" svg:x="2.411cm" svg:y="5.733cm">
          <text:p text:style-name="P1"><text:span text:style-name="T1"/></text:p>
          <text:p text:style-name="P1"><text:span text:style-name="T1">ネットワーク</text:span></text:p>
          <text:p text:style-name="P1"><text:span text:style-name="T1">コミュニケーション層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743cm" svg:height="0.838cm" svg:x="2.411cm" svg:y="5.733cm">
          <text:p text:style-name="P1"><text:span text:style-name="T1"/></text:p>
          <text:p text:style-name="P1"><text:span text:style-name="T1">ネットワーク</text:span></text:p>
          <text:p text:style-name="P1"><text:span text:style-name="T1">コミュニケーション層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743cm" svg:height="0.838cm" svg:x="2.411cm" svg:y="4.133cm">
          <text:p text:style-name="P1"><text:span text:style-name="T1"/></text:p>
          <text:p text:style-name="P1"><text:span text:style-name="T1">トランスポート層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743cm" svg:height="0.838cm" svg:x="2.411cm" svg:y="3.333cm">
          <text:p text:style-name="P1"><text:span text:style-name="T1"/></text:p>
          <text:p text:style-name="P1"><text:span text:style-name="T1">アプリケーション層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5.504cm" svg:height="0.819cm" svg:x="4.134cm" svg:y="2.158cm">
          <draw:text-box>
            <text:p text:style-name="P3"><text:span text:style-name="T1">下位のレイヤーが何であるかに関わらず</text:span></text:p>
            <text:p text:style-name="P3"><text:span text:style-name="T1">他のホストの同じ層と通信</text:span></text:p>
          </draw:text-box>
        </draw:frame>
        <draw:custom-shape draw:style-name="gr1" draw:text-style-name="P2" draw:layer="layout" svg:width="2.743cm" svg:height="0.838cm" svg:x="8.111cm" svg:y="5.733cm">
          <text:p text:style-name="P1"><text:span text:style-name="T1"/></text:p>
          <text:p text:style-name="P1"><text:span text:style-name="T1">ネットワーク</text:span></text:p>
          <text:p text:style-name="P1"><text:span text:style-name="T1">コミュニケーション層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743cm" svg:height="0.838cm" svg:x="8.111cm" svg:y="4.933cm">
          <text:p text:style-name="P1"><text:span text:style-name="T1"/></text:p>
          <text:p text:style-name="P1"><text:span text:style-name="T1">インターネット</text:span></text:p>
          <text:p text:style-name="P1"><text:span text:style-name="T1">プロトコル層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743cm" svg:height="0.838cm" svg:x="8.111cm" svg:y="5.733cm">
          <text:p text:style-name="P1"><text:span text:style-name="T1"/></text:p>
          <text:p text:style-name="P1"><text:span text:style-name="T1">ネットワーク</text:span></text:p>
          <text:p text:style-name="P1"><text:span text:style-name="T1">コミュニケーション層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743cm" svg:height="0.838cm" svg:x="8.111cm" svg:y="5.733cm">
          <text:p text:style-name="P1"><text:span text:style-name="T1"/></text:p>
          <text:p text:style-name="P1"><text:span text:style-name="T1">ネットワーク</text:span></text:p>
          <text:p text:style-name="P1"><text:span text:style-name="T1">コミュニケーション層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743cm" svg:height="0.838cm" svg:x="8.111cm" svg:y="4.133cm">
          <text:p text:style-name="P1"><text:span text:style-name="T1"/></text:p>
          <text:p text:style-name="P1"><text:span text:style-name="T1">トランスポート層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743cm" svg:height="0.838cm" svg:x="8.111cm" svg:y="3.333cm">
          <text:p text:style-name="P1"><text:span text:style-name="T1"/></text:p>
          <text:p text:style-name="P1"><text:span text:style-name="T1">アプリケーション層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5.217cm" svg:y1="3.795cm" svg:x2="8.084cm" svg:y2="3.795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line>
        <draw:line draw:style-name="gr3" draw:text-style-name="P5" draw:layer="layout" svg:x1="5.218cm" svg:y1="3.795cm" svg:x2="8.085cm" svg:y2="3.795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line>
        <draw:line draw:style-name="gr3" draw:text-style-name="P5" draw:layer="layout" svg:x1="5.219cm" svg:y1="4.595cm" svg:x2="8.086cm" svg:y2="4.595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line>
        <draw:line draw:style-name="gr3" draw:text-style-name="P5" draw:layer="layout" svg:x1="5.22cm" svg:y1="5.395cm" svg:x2="8.087cm" svg:y2="5.395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line>
        <draw:line draw:style-name="gr3" draw:text-style-name="P5" draw:layer="layout" svg:x1="5.221cm" svg:y1="6.195cm" svg:x2="8.088cm" svg:y2="6.195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30T00:04:35.849000000</meta:creation-date>
    <dc:date>2018-09-30T00:49:06.103000000</dc:date>
    <meta:editing-duration>PT44M33S</meta:editing-duration>
    <meta:editing-cycles>3</meta:editing-cycles>
    <meta:generator>LibreOffice/5.4.4.2$Windows_X86_64 LibreOffice_project/2524958677847fb3bb44820e40380acbe820f960</meta:generator>
    <meta:document-statistic meta:object-count="18"/>
  </office:meta>
</office:document-meta>
</file>